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EsqlQuery.OracleEsqlQuery( Connection connection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EsqlQuery.OracleEsqlQuery(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EsqlQuery.newInstance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EsqlQuery.getResul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EsqlQuery.getQuery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